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paragraph-rsid="00052eac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paragraph-rsid="00069c9b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052eac" officeooo:paragraph-rsid="00052eac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fo:letter-spacing="normal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fo:letter-spacing="normal" officeooo:paragraph-rsid="00069c9b"/>
    </style:style>
    <style:style style:name="T1" style:family="text">
      <style:text-properties style:font-name="Arial" fo:font-size="12pt" fo:font-style="normal" fo:font-weight="normal"/>
    </style:style>
    <style:style style:name="T2" style:family="text">
      <style:text-properties style:font-name="Arial" fo:font-size="12pt" fo:font-style="normal" fo:font-weight="normal" officeooo:rsid="00052eac"/>
    </style:style>
    <style:style style:name="T3" style:family="text">
      <style:text-properties style:font-name="Arial" fo:font-size="12pt" fo:font-style="normal" fo:font-weight="normal" officeooo:rsid="00069c9b"/>
    </style:style>
    <style:style style:name="T4" style:family="text">
      <style:text-properties officeooo:rsid="00052eac"/>
    </style:style>
    <style:style style:name="T5" style:family="text">
      <style:text-properties officeooo:rsid="00069c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odule mux_4x1( </text:p>
      <text:p text:style-name="P1"><text:span text:style-name="T4">i</text:span>nput [0:3]<text:span text:style-name="T4">mux_in</text:span>,</text:p>
      <text:p text:style-name="P1">input [1:0]<text:span text:style-name="T5">s</text:span>,</text:p>
      <text:p text:style-name="P1">output reg <text:span text:style-name="T4">mux_out</text:span>);</text:p>
      <text:p text:style-name="P1"/>
      <text:p text:style-name="P1">always @(*)</text:p>
      <text:p text:style-name="P1">begin</text:p>
      <text:p text:style-name="P5"> <text:span text:style-name="T1">case(</text:span><text:span text:style-name="T2">s</text:span><text:span text:style-name="T1">)</text:span></text:p>
      <text:p text:style-name="P2">0:<text:span text:style-name="T4">mux_out </text:span>=<text:span text:style-name="T4">mux_in</text:span>[0];</text:p>
      <text:p text:style-name="P2">1:<text:span text:style-name="T4">mux_out </text:span>=<text:span text:style-name="T4">mux_in</text:span>[1];</text:p>
      <text:p text:style-name="P2">2:<text:span text:style-name="T4">mux_out </text:span>=<text:span text:style-name="T4">mux_in</text:span>[2];</text:p>
      <text:p text:style-name="P2">3:<text:span text:style-name="T4">mux_out </text:span>=<text:span text:style-name="T4">mux_in</text:span>[3];</text:p>
      <text:p text:style-name="P1">endcase</text:p>
      <text:p text:style-name="P1">end</text:p>
      <text:p text:style-name="P1">endmodule</text:p>
      <text:p text:style-name="P1"/>
      <text:p text:style-name="P1"/>
      <text:p text:style-name="P1"/>
      <text:p text:style-name="P1">module dff(</text:p>
      <text:p text:style-name="P1">input clk,</text:p>
      <text:p text:style-name="P1">input rst<text:span text:style-name="T4">_n</text:span>,</text:p>
      <text:p text:style-name="P1">input D,</text:p>
      <text:p text:style-name="P1">output reg Q);</text:p>
      <text:p text:style-name="P1"/>
      <text:p text:style-name="P1">always @(posedge clk or negedge rst_n)</text:p>
      <text:p text:style-name="P1">begin</text:p>
      <text:p text:style-name="P1">if(!rst_n)</text:p>
      <text:p text:style-name="P1">Q &lt;= 0;</text:p>
      <text:p text:style-name="P1">else </text:p>
      <text:p text:style-name="P1">Q &lt;= D;</text:p>
      <text:p text:style-name="P1">end</text:p>
      <text:p text:style-name="P1">endmodule</text:p>
      <text:p text:style-name="P1"/>
      <text:p text:style-name="P1"/>
      <text:p text:style-name="P1"/>
      <text:p text:style-name="P1">module universal_shift(</text:p>
      <text:p text:style-name="P1">input [7:0]pin,</text:p>
      <text:p text:style-name="P1">input [1:0]op,</text:p>
      <text:p text:style-name="P1">input clk,</text:p>
      <text:p text:style-name="P1">input rst_n,</text:p>
      <text:p text:style-name="P1">output [7:0]Q1);</text:p>
      <text:p text:style-name="P1">wire [7:0]<text:span text:style-name="T5">S</text:span>;</text:p>
      <text:p text:style-name="P1"/>
      <text:p text:style-name="P3">mux_4<text:span text:style-name="T5">x</text:span>1 M0(.<text:span text:style-name="T4">mux_in </text:span>({Q1[0],pin[1],0,pin[0]}),.<text:span text:style-name="T5">s</text:span>(op),.<text:span text:style-name="T4">mux_out </text:span>(<text:span text:style-name="T5">S</text:span>[0]));</text:p>
      <text:p text:style-name="P3">mux_4<text:span text:style-name="T5">x</text:span>1 M1(.<text:span text:style-name="T4">mux_in </text:span>({Q1[1],pin[2],pin[0],pin[1]}),.<text:span text:style-name="T5">s</text:span>(op),.<text:span text:style-name="T4">mux_out </text:span>(<text:span text:style-name="T5">S</text:span>[1]));</text:p>
      <text:p text:style-name="P3">mux_4<text:span text:style-name="T5">x</text:span>1 M2(.<text:span text:style-name="T4">mux_in </text:span>({Q1[2],pin[3],pin[1],pin[2]}),.<text:span text:style-name="T5">s</text:span>(op),.<text:span text:style-name="T4">mux_out </text:span><text:span text:style-name="T5">(S</text:span>[2]));</text:p>
      <text:p text:style-name="P3">mux_4<text:span text:style-name="T5">x</text:span>1 M3(.<text:span text:style-name="T4">mux_in </text:span>({Q1[3],pin[4],pin[2],pin[3]}),.<text:span text:style-name="T5">s</text:span>(op),.<text:span text:style-name="T4">mux_out </text:span>(<text:span text:style-name="T5">S</text:span>[3]));</text:p>
      <text:p text:style-name="P3">mux_4<text:span text:style-name="T5">x</text:span>1 M4(.<text:span text:style-name="T4">mux_in </text:span>({Q1[4],pin[5],pin[3],pin[4]}),.<text:span text:style-name="T5">s</text:span>(op),.<text:span text:style-name="T4">mux_out </text:span>(<text:span text:style-name="T5">S</text:span>[4]));</text:p>
      <text:p text:style-name="P3">mux_4<text:span text:style-name="T5">x</text:span>1 M5(.<text:span text:style-name="T4">mux_in </text:span>({Q1[5],pin[6],pin[4],pin[5]}),.<text:span text:style-name="T5">s</text:span>(op),.<text:span text:style-name="T4">mux_out </text:span>(<text:span text:style-name="T5">S</text:span>[5]));</text:p>
      <text:p text:style-name="P3"><text:soft-page-break/>mux_4<text:span text:style-name="T5">x</text:span>1 M6(.<text:span text:style-name="T4">mux_in </text:span>({Q1[6],pin[7],pin[5],pin[6]}),.<text:span text:style-name="T5">s</text:span>(op),.<text:span text:style-name="T4">mux_out </text:span>(<text:span text:style-name="T5">S</text:span>[6]));</text:p>
      <text:p text:style-name="P3">mux_4<text:span text:style-name="T5">x</text:span>1 M7(.<text:span text:style-name="T4">mux_in </text:span>({Q1[7],0,pin[6],pin[7]}),.<text:span text:style-name="T5">s</text:span>(op),.<text:span text:style-name="T4">mux_out </text:span>(<text:span text:style-name="T5">S</text:span>[7]));</text:p>
      <text:p text:style-name="P1"/>
      <text:p text:style-name="P1">dff dff0(.clk(clk),.rst_n(rst_n),.D(s[0]),.Q(Q1[0]));</text:p>
      <text:p text:style-name="P1">dff dff1(.clk(clk),.rst_n(rst_n),.D(s[1]),.Q(Q1[1]));</text:p>
      <text:p text:style-name="P1">dff dff2(.clk(clk),.rst_n(rst_n),.D(s[2]),.Q(Q1[2]));</text:p>
      <text:p text:style-name="P1">dff dff3(.clk(clk),.rst_n(rst_n),.D(s[3]),.Q(Q1[3]));</text:p>
      <text:p text:style-name="P1">dff dff4(.clk(clk),.rst_n(rst_n),.D(s[4]),.Q(Q1[4]));</text:p>
      <text:p text:style-name="P1">dff dff5(.clk(clk),.rst_n(rst_n),.D(s[5]),.Q(Q1[5]));</text:p>
      <text:p text:style-name="P1">dff dff6(.clk(clk),.rst_n(rst_n),.D(s[6]),.Q(Q1[6]));</text:p>
      <text:p text:style-name="P1">dff dff7(.clk(clk),.rst_n(rst_n),.D(s[7]),.Q(Q1[7]));</text:p>
      <text:p text:style-name="P1"/>
      <text:p text:style-name="P1">endmodule</text:p>
      <text:p text:style-name="P1"/>
      <text:p text:style-name="P1"/>
      <text:p text:style-name="P1"/>
      <text:p text:style-name="P3"/>
      <text:p text:style-name="P3"/>
      <text:p text:style-name="P3">module test();</text:p>
      <text:p text:style-name="P6">  <text:span text:style-name="T1">reg clk,rst;</text:span></text:p>
      <text:p text:style-name="P6">  <text:span text:style-name="T1">reg [7:0]R;</text:span></text:p>
      <text:p text:style-name="P6">  <text:span text:style-name="T1">reg [1:0]S;</text:span></text:p>
      <text:p text:style-name="P6">  </text:p>
      <text:p text:style-name="P6">  <text:span text:style-name="T1">wire [7:0]Q;</text:span></text:p>
      <text:p text:style-name="P6">  <text:span text:style-name="T1">universal_shift s(R,S,clk,rst,Q);</text:span></text:p>
      <text:p text:style-name="P6">  <text:span text:style-name="T1">initial</text:span></text:p>
      <text:p text:style-name="P6">    <text:span text:style-name="T1">begin</text:span></text:p>
      <text:p text:style-name="P6">      <text:span text:style-name="T1">clk=0;</text:span></text:p>
      <text:p text:style-name="P6">      <text:span text:style-name="T1">rst =1;</text:span></text:p>
      <text:p text:style-name="P6">      </text:p>
      <text:p text:style-name="P6">       <text:span text:style-name="T1">S=2'b00;</text:span></text:p>
      <text:p text:style-name="P6">       <text:span text:style-name="T1">R=8'b00000000;</text:span></text:p>
      <text:p text:style-name="P6">       <text:span text:style-name="T1">end</text:span></text:p>
      <text:p text:style-name="P6">  <text:span text:style-name="T1">always #</text:span><text:span text:style-name="T3">5</text:span><text:span text:style-name="T1"> clk=~clk;</text:span></text:p>
      <text:p text:style-name="P6">  <text:span text:style-name="T1">always #</text:span><text:span text:style-name="T3">100</text:span><text:span text:style-name="T1"> rst =~rst;</text:span></text:p>
      <text:p text:style-name="P6">  <text:span text:style-name="T1">//always #</text:span><text:span text:style-name="T3">10</text:span><text:span text:style-name="T1"> L =~L;</text:span></text:p>
      <text:p text:style-name="P6">  <text:span text:style-name="T1">always #</text:span><text:span text:style-name="T3">20</text:span><text:span text:style-name="T1"> R =~R;</text:span></text:p>
      <text:p text:style-name="P6">  <text:span text:style-name="T1">always #</text:span><text:span text:style-name="T3">40</text:span><text:span text:style-name="T1"> S=~S;</text:span></text:p>
      <text:p text:style-name="P6">  <text:span text:style-name="T1">initial</text:span></text:p>
      <text:p text:style-name="P6">    <text:span text:style-name="T1">begin</text:span></text:p>
      <text:p text:style-name="P6">      <text:span text:style-name="T1">$dumpfile("out.vcd");</text:span></text:p>
      <text:p text:style-name="P6">      <text:span text:style-name="T1">$dumpvars(1,test);</text:span></text:p>
      <text:p text:style-name="P6">      <text:span text:style-name="T1">#400 $finish;</text:span></text:p>
      <text:p text:style-name="P6">    <text:span text:style-name="T1">end</text:span></text:p>
      <text:p text:style-name="P3">endmodule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30T07:29:58.369000000</meta:creation-date>
    <dc:date>2022-12-30T08:01:03.616000000</dc:date>
    <meta:editing-duration>PT31M4S</meta:editing-duration>
    <meta:editing-cycles>2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78" meta:word-count="161" meta:character-count="1857" meta:non-whitespace-character-count="1674"/>
  </office:meta>
</office:document-meta>
</file>